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ang, Swift Savior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pharael, Dreaming Acolyte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nzrag, the Quake-Mole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liya, Ascendant Cadet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nfinite Guideline Station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fka, Court Mage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rset, Jeskai Waymast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col Bolas, God-Pharaoh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Crimson Bride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al, Izzet Viceroy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ilk, Web Weaver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annuk, Memorial Ensign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ko, Conflicted</text:p>
          </table:table-cell>
        </table:table-row>
        <table:table-row table:style-name="ro1">
          <table:table-cell office:value-type="string" calcext:value-type="string">
            <text:p>Zurgo Helmsmash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ktk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la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aïs Adelin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 Auriel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Jules Faucherr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awel Belouni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Sylvain Benhamiche</text:p>
          </table:table-cell>
        </table:table-row>
        <table:table-row table:style-name="ro1">
          <table:table-cell office:value-type="string" calcext:value-type="string">
            <text:p>Thomas Besnard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eaumanoir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  <table:table-row table:style-name="ro1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00:28:21.93499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12-06T00:29:33.217491900</dc:date>
    <meta:editing-duration>PT24M41S</meta:editing-duration>
    <meta:editing-cycles>18</meta:editing-cycles>
    <meta:generator>LibreOffice/25.2.6.1$Windows_X86_64 LibreOffice_project/13f8d05e475a6b6572cdd8fe3af1421c659c51c2</meta:generator>
    <meta:document-statistic meta:table-count="4" meta:cell-count="296" meta:object-count="0"/>
  </office:meta>
</office:document-meta>
</file>